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none" draw:opacity="0%" draw:textarea-horizontal-align="justify" draw:textarea-vertical-align="middle" draw:auto-grow-height="false" draw:shadow-opacity="0%"/>
    </style:style>
    <style:style style:name="gr3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008000" draw:opacity="0%" draw:textarea-horizontal-align="justify" draw:textarea-vertical-align="middle" draw:auto-grow-height="false" draw:shadow-opacity="0%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color="#ffffff" fo:font-family="Calibri" style:font-family-generic="swiss" style:font-pitch="variable" fo:font-weight="bold" style:font-family-asian="Calibri" style:font-family-generic-asian="swiss" style:font-pitch-asian="variable" style:font-weight-asian="bold" style:font-family-complex="Calibri" style:font-family-generic-complex="swiss" style:font-pitch-complex="variable" style:font-weight-complex="bold"/>
    </style:style>
    <style:style style:name="T1" style:family="text">
      <style:text-properties fo:font-family="Calibri" style:font-family-generic="swiss" style:font-pitch="variable" fo:font-weight="bold" style:font-weight-asian="bold" style:font-weight-complex="bold"/>
    </style:style>
    <style:style style:name="T2" style:family="text">
      <style:text-properties fo:color="#ffffff"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6.8cm" svg:height="8.5cm" svg:x="1.5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1cm" svg:height="1.6cm" svg:x="1.6cm" svg:y="10.8cm">
          <text:p text:style-name="P1"><text:span text:style-name="T1">Fala de</text:span></text:p>
          <text:p text:style-name="P1"><text:span text:style-name="T1">Entra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5.3cm" svg:height="2.8cm" svg:x="5.8cm" svg:y="10.2cm">
          <text:p text:style-name="P1"><text:span text:style-name="T2">Extração de</text:span></text:p>
          <text:p text:style-name="P1"><text:span text:style-name="T2">Característica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2cm" svg:height="1.6cm" svg:x="12.3cm" svg:y="14.4cm">
          <text:p text:style-name="P1"><text:span text:style-name="T1">Padrões de</text:span></text:p>
          <text:p text:style-name="P1"><text:span text:style-name="T1">Referência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1cm" svg:height="1.6cm" svg:x="25.1cm" svg:y="10.8cm">
          <text:p text:style-name="P1"><text:span text:style-name="T1">Texto de</text:span></text:p>
          <text:p text:style-name="P1"><text:span text:style-name="T1">Saíd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7cm" svg:y1="11.6cm" svg:x2="5.8cm" svg:y2="11.6cm" draw:start-shape="id1" draw:start-glue-point="1" draw:end-shape="id2" draw:end-glue-point="3" svg:d="m4700 11600h1100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onnector draw:style-name="gr6" draw:text-style-name="P1" draw:layer="layout" draw:type="line" svg:x1="14.9cm" svg:y1="14.4cm" svg:x2="14.85cm" svg:y2="13cm" draw:start-shape="id3" draw:start-glue-point="0" draw:end-shape="id4" draw:end-glue-point="2" svg:d="m14900 14400-50-1400">
          <text:p/>
        </draw:connector>
        <draw:connector draw:style-name="gr6" draw:text-style-name="P1" draw:layer="layout" draw:type="line" svg:x1="11.1cm" svg:y1="11.6cm" svg:x2="12.2cm" svg:y2="11.6cm" draw:start-shape="id2" draw:start-glue-point="1" draw:end-shape="id4" draw:end-glue-point="3" svg:d="m11100 11600h1100">
          <text:p/>
        </draw:connector>
        <draw:connector draw:style-name="gr6" draw:text-style-name="P1" draw:layer="layout" draw:type="line" svg:x1="17.5cm" svg:y1="11.6cm" svg:x2="18.7cm" svg:y2="11.6cm" draw:start-shape="id4" draw:start-glue-point="1" draw:end-shape="id5" draw:end-glue-point="3" svg:d="m17500 11600h1200">
          <text:p/>
        </draw:connector>
        <draw:connector draw:style-name="gr6" draw:text-style-name="P1" draw:layer="layout" draw:type="line" svg:x1="24cm" svg:y1="11.6cm" svg:x2="25.1cm" svg:y2="11.6cm" draw:start-shape="id5" draw:start-glue-point="1" draw:end-shape="id6" draw:end-glue-point="3" svg:d="m24000 11600h1100">
          <text:p/>
        </draw:connector>
        <draw:custom-shape draw:style-name="gr3" draw:text-style-name="P3" xml:id="id4" draw:id="id4" draw:layer="layout" svg:width="5.3cm" svg:height="2.8cm" svg:x="12.2cm" svg:y="10.2cm">
          <text:p text:style-name="P4"><text:span text:style-name="T2">Comparação de</text:span></text:p>
          <text:p text:style-name="P4"><text:span text:style-name="T2">Padr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5.3cm" svg:height="2.8cm" svg:x="18.7cm" svg:y="10.2cm">
          <text:p text:style-name="P4"><text:span text:style-name="T2">Regras de</text:span></text:p>
          <text:p text:style-name="P4"><text:span text:style-name="T2">Decisã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0T16:07:12.38</meta:creation-date>
    <dc:date>2012-06-10T16:41:48</dc:date>
    <meta:editing-duration>PT10M1S</meta:editing-duration>
    <meta:editing-cycles>3</meta:editing-cycles>
    <meta:generator>LibreOffice/3.5$MacOSX_x86 LibreOffice_project/165a79a-7059095-e13bb37-fef39a4-9503d18</meta:generator>
    <meta:document-statistic meta:object-count="12"/>
  </office:meta>
</office:document-meta>
</file>